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Calibri" svg:font-family="Calibri" style:font-family-generic="roman"/>
    <style:font-face style:name="Droid Sans" svg:font-family="'Droid Sans'" style:font-family-generic="roman"/>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382c" officeooo:paragraph-rsid="0040382c"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1dc8f" officeooo:paragraph-rsid="0042c8e1"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paragraph-rsid="0041dc8f"/>
    </style:style>
    <style:style style:name="P35" style:family="paragraph" style:parent-style-name="Standard">
      <style:text-properties fo:color="#000000" style:font-name="Monospace1" fo:font-size="10pt" officeooo:paragraph-rsid="00377ff4" style:font-size-asian="10pt"/>
    </style:style>
    <style:style style:name="P36" style:family="paragraph" style:parent-style-name="Standard">
      <style:text-properties style:font-name="Monospace" fo:font-size="10pt" style:font-name-asian="Monospace" style:font-size-asian="10pt" style:font-name-complex="Monospace" style:font-size-complex="10pt"/>
    </style:style>
    <style:style style:name="P37" style:family="paragraph" style:parent-style-name="Standard">
      <style:text-properties officeooo:paragraph-rsid="000f9412"/>
    </style:style>
    <style:style style:name="P38"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39" style:family="paragraph" style:parent-style-name="Standard">
      <style:text-properties officeooo:paragraph-rsid="001b8b0a"/>
    </style:style>
    <style:style style:name="P40" style:family="paragraph" style:parent-style-name="Standard">
      <style:text-properties officeooo:paragraph-rsid="0020dd25"/>
    </style:style>
    <style:style style:name="P41" style:family="paragraph" style:parent-style-name="Standard">
      <style:text-properties officeooo:rsid="00216dce" officeooo:paragraph-rsid="0020dd25"/>
    </style:style>
    <style:style style:name="P42" style:family="paragraph" style:parent-style-name="Standard">
      <style:text-properties officeooo:rsid="00216dce" officeooo:paragraph-rsid="00216dce"/>
    </style:style>
    <style:style style:name="P43" style:family="paragraph" style:parent-style-name="Standard">
      <style:text-properties officeooo:rsid="0021f98f" officeooo:paragraph-rsid="0021f98f"/>
    </style:style>
    <style:style style:name="P44" style:family="paragraph" style:parent-style-name="Standard">
      <style:text-properties officeooo:rsid="002434b3" officeooo:paragraph-rsid="002434b3"/>
    </style:style>
    <style:style style:name="P45" style:family="paragraph" style:parent-style-name="Standard">
      <style:text-properties officeooo:rsid="00248601" officeooo:paragraph-rsid="00248601"/>
    </style:style>
    <style:style style:name="P46" style:family="paragraph" style:parent-style-name="Standard">
      <style:text-properties officeooo:rsid="0025c725" officeooo:paragraph-rsid="0025c725"/>
    </style:style>
    <style:style style:name="P47" style:family="paragraph" style:parent-style-name="Standard">
      <style:text-properties officeooo:paragraph-rsid="0025c725"/>
    </style:style>
    <style:style style:name="P48" style:family="paragraph" style:parent-style-name="Standard">
      <style:text-properties officeooo:rsid="00264782" officeooo:paragraph-rsid="00264782"/>
    </style:style>
    <style:style style:name="P49" style:family="paragraph" style:parent-style-name="Standard">
      <style:text-properties officeooo:paragraph-rsid="002434b3"/>
    </style:style>
    <style:style style:name="P50" style:family="paragraph" style:parent-style-name="Standard">
      <style:text-properties officeooo:rsid="002ce25e" officeooo:paragraph-rsid="002ce25e"/>
    </style:style>
    <style:style style:name="P51" style:family="paragraph" style:parent-style-name="Standard">
      <style:text-properties fo:color="#2a00ff" style:font-name="Monospace1" fo:font-size="10pt" fo:font-style="italic" officeooo:rsid="0025c725" officeooo:paragraph-rsid="0025c725" style:font-size-asian="10pt" style:font-style-asian="italic"/>
    </style:style>
    <style:style style:name="P52" style:family="paragraph" style:parent-style-name="Standard">
      <style:text-properties fo:color="#2a00ff" style:font-name="Monospace1" fo:font-size="10pt" fo:font-style="italic" officeooo:rsid="0025c725" officeooo:paragraph-rsid="00264782" style:font-size-asian="10pt" style:font-style-asian="italic"/>
    </style:style>
    <style:style style:name="P53" style:family="paragraph" style:parent-style-name="Standard">
      <style:text-properties fo:color="#2a00ff" style:font-name="Monospace1" fo:font-size="10pt" fo:font-style="italic" officeooo:rsid="00264782" officeooo:paragraph-rsid="00264782" style:font-size-asian="10pt" style:font-style-asian="italic"/>
    </style:style>
    <style:style style:name="P54" style:family="paragraph" style:parent-style-name="Standard">
      <style:text-properties fo:color="#2a00ff" style:font-name="Monospace1" fo:font-size="10pt" fo:font-style="italic" officeooo:paragraph-rsid="00287c2f" style:font-size-asian="10pt" style:font-style-asian="italic"/>
    </style:style>
    <style:style style:name="P55" style:family="paragraph" style:parent-style-name="Standard">
      <style:text-properties fo:color="#2a00ff" style:font-name="Monospace1" fo:font-size="10pt" fo:font-style="italic" officeooo:rsid="002ce25e" officeooo:paragraph-rsid="002ce25e" style:font-size-asian="10pt" style:font-style-asian="italic"/>
    </style:style>
    <style:style style:name="P56"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57"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58"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59"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60"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61" style:family="paragraph" style:parent-style-name="Standard">
      <style:text-properties officeooo:paragraph-rsid="00377ff4"/>
    </style:style>
    <style:style style:name="P62" style:family="paragraph" style:parent-style-name="Standard">
      <style:text-properties officeooo:paragraph-rsid="004493fd"/>
    </style:style>
    <style:style style:name="P63" style:family="paragraph" style:parent-style-name="Standard">
      <style:text-properties officeooo:paragraph-rsid="00464f56"/>
    </style:style>
    <style:style style:name="P64"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65"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66"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67"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68" style:family="paragraph" style:parent-style-name="Standard">
      <style:text-properties fo:font-variant="normal" fo:text-transform="none" fo:color="#555555" fo:letter-spacing="normal" officeooo:paragraph-rsid="0041dc8f"/>
    </style:style>
    <style:style style:name="P69"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0" style:family="paragraph" style:parent-style-name="Table_20_Contents">
      <style:text-properties officeooo:paragraph-rsid="00287c2f"/>
    </style:style>
    <style:style style:name="P71" style:family="paragraph" style:parent-style-name="Table_20_Contents">
      <style:text-properties officeooo:rsid="002ce25e" officeooo:paragraph-rsid="002ce25e"/>
    </style:style>
    <style:style style:name="P72"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3" style:family="paragraph" style:parent-style-name="Table_20_Contents">
      <style:text-properties fo:color="#2a00ff" style:font-name="Monospace1" fo:font-size="10pt" fo:font-style="italic" officeooo:paragraph-rsid="00287c2f" style:font-size-asian="10pt" style:font-style-asian="italic"/>
    </style:style>
    <style:style style:name="P74"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75" style:family="paragraph" style:parent-style-name="Standard">
      <style:paragraph-properties fo:margin-left="0cm" fo:margin-right="0cm" fo:text-align="start" style:justify-single-word="false"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78"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79"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80"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81"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3"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4"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18" style:family="text">
      <style:text-properties fo:color="#000000" style:font-name="Monospace" officeooo:rsid="00183215"/>
    </style:style>
    <style:style style:name="T19" style:family="text">
      <style:text-properties fo:color="#000000" fo:font-style="italic" style:font-style-asian="italic" style:font-style-complex="italic"/>
    </style:style>
    <style:style style:name="T20" style:family="text">
      <style:text-properties fo:color="#000000" style:font-name="Monospace1" fo:font-size="10pt" style:font-size-asian="10pt"/>
    </style:style>
    <style:style style:name="T21" style:family="text">
      <style:text-properties fo:color="#000000" style:font-name="Monospace1" fo:font-size="10pt" officeooo:rsid="00464f56" style:font-size-asian="10pt"/>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style:font-name="Monospace1" fo:font-size="10pt" fo:font-style="italic" style:font-size-asian="10pt" style:font-style-asian="italic"/>
    </style:style>
    <style:style style:name="T25" style:family="text">
      <style:text-properties fo:color="#2a00ff" style:font-name="Monospace1" fo:font-size="10pt" fo:font-style="italic" officeooo:rsid="0025c725" style:font-size-asian="10pt" style:font-style-asian="italic"/>
    </style:style>
    <style:style style:name="T26" style:family="text">
      <style:text-properties fo:color="#2a00ff" style:font-name="Monospace1" fo:font-size="10pt" fo:font-style="italic" officeooo:rsid="00264782" style:font-size-asian="10pt" style:font-style-asian="italic"/>
    </style:style>
    <style:style style:name="T27" style:family="text">
      <style:text-properties fo:color="#2a00ff" style:font-name="Monospace1" fo:font-size="10pt" fo:font-style="italic" officeooo:rsid="00287c2f" style:font-size-asian="10pt" style:font-style-asian="italic"/>
    </style:style>
    <style:style style:name="T28" style:family="text">
      <style:text-properties fo:color="#2a00ff" style:font-name="Monospace1" fo:font-size="10pt" fo:font-style="italic" officeooo:rsid="002ed61a" style:font-size-asian="10pt" style:font-style-asian="italic"/>
    </style:style>
    <style:style style:name="T29" style:family="text">
      <style:text-properties fo:color="#2a00ff" style:font-name="Monospace1" fo:font-size="10pt" fo:font-style="italic" officeooo:rsid="00308c8f" style:font-size-asian="10pt" style:font-style-asian="italic"/>
    </style:style>
    <style:style style:name="T30" style:family="text">
      <style:text-properties fo:color="#2a00ff" style:font-name="Monospace1" fo:font-size="10pt" fo:font-style="italic" officeooo:rsid="003d229d" style:font-size-asian="10pt" style:font-style-asian="italic"/>
    </style:style>
    <style:style style:name="T31"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2" style:family="text">
      <style:text-properties fo:color="#2a00ff" style:font-name="Monospace1" fo:font-size="10pt" style:font-size-asian="10pt"/>
    </style:style>
    <style:style style:name="T33" style:family="text">
      <style:text-properties fo:color="#2a00ff" style:font-name="Monospace1" fo:font-style="italic" style:font-style-asian="italic"/>
    </style:style>
    <style:style style:name="T34" style:family="text">
      <style:text-properties style:font-name="Monospace" style:font-name-asian="Monospace" style:font-name-complex="Monospace"/>
    </style:style>
    <style:style style:name="T35" style:family="text">
      <style:text-properties style:font-name="Monospace" fo:font-size="10pt" fo:font-style="italic" fo:font-weight="normal" officeooo:rsid="004493fd" style:font-name-complex="Monospace" style:font-size-complex="10pt" style:font-weight-complex="normal"/>
    </style:style>
    <style:style style:name="T36"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7" style:family="text">
      <style:text-properties fo:font-weight="bold" style:font-weight-asian="bold" style:font-weight-complex="bold"/>
    </style:style>
    <style:style style:name="T38" style:family="text">
      <style:text-properties fo:color="#bf5f3f" style:font-name="Monospace1"/>
    </style:style>
    <style:style style:name="T39" style:family="text">
      <style:text-properties fo:color="#bf5f3f" style:font-name="Monospace1" fo:font-size="10pt" style:font-size-asian="10pt"/>
    </style:style>
    <style:style style:name="T40" style:family="text">
      <style:text-properties fo:color="#bf5f3f" style:font-name="Monospace1" officeooo:rsid="0011e3d1"/>
    </style:style>
    <style:style style:name="T41" style:family="text">
      <style:text-properties style:font-name="Monospace1"/>
    </style:style>
    <style:style style:name="T42" style:family="text">
      <style:text-properties style:font-name="Monospace1" fo:font-size="10pt" style:font-size-asian="10pt"/>
    </style:style>
    <style:style style:name="T43" style:family="text">
      <style:text-properties fo:color="#3f7f7f" style:font-name="Monospace1"/>
    </style:style>
    <style:style style:name="T44" style:family="text">
      <style:text-properties fo:color="#3f7f7f" style:font-name="Monospace1" fo:font-size="10pt" style:font-size-asian="10pt"/>
    </style:style>
    <style:style style:name="T45" style:family="text">
      <style:text-properties fo:color="#7f007f" style:font-name="Monospace1"/>
    </style:style>
    <style:style style:name="T46" style:family="text">
      <style:text-properties fo:color="#7f007f" style:font-name="Monospace1" fo:font-size="10pt" style:font-size-asian="10pt"/>
    </style:style>
    <style:style style:name="T47" style:family="text">
      <style:text-properties fo:color="#3c3c3c" style:font-name="Monospace1"/>
    </style:style>
    <style:style style:name="T48" style:family="text">
      <style:text-properties fo:color="#3c3c3c" style:font-name="Monospace1" fo:font-size="10pt" style:font-size-asian="10pt"/>
    </style:style>
    <style:style style:name="T49" style:family="text">
      <style:text-properties fo:color="#3c3c3c" style:font-name="Monospace1" fo:font-size="10pt" officeooo:rsid="003d229d" style:font-size-asian="10pt"/>
    </style:style>
    <style:style style:name="T50" style:family="text">
      <style:text-properties fo:color="#3c3c3c" style:font-name="Monospace1" fo:font-size="10pt" officeooo:rsid="003ec8ca" style:font-size-asian="10pt"/>
    </style:style>
    <style:style style:name="T51" style:family="text">
      <style:text-properties fo:color="#3c3c3c" style:font-name="Monospace1" officeooo:rsid="003d229d"/>
    </style:style>
    <style:style style:name="T52" style:family="text">
      <style:text-properties officeooo:rsid="00191682"/>
    </style:style>
    <style:style style:name="T53" style:family="text">
      <style:text-properties fo:font-style="italic" style:font-style-asian="italic"/>
    </style:style>
    <style:style style:name="T54" style:family="text">
      <style:text-properties fo:font-style="italic" officeooo:rsid="001e79d2" style:font-style-asian="italic"/>
    </style:style>
    <style:style style:name="T55" style:family="text">
      <style:text-properties style:use-window-font-color="true" style:font-name="Monospace1" fo:font-size="10pt" fo:font-style="normal" style:font-size-asian="10pt" style:font-style-asian="normal" style:font-style-complex="normal"/>
    </style:style>
    <style:style style:name="T56" style:family="text">
      <style:text-properties style:use-window-font-color="true" style:font-name="Monospace1" fo:font-size="10pt" fo:font-style="normal" officeooo:rsid="00201c45" style:font-size-asian="10pt" style:font-style-asian="normal" style:font-style-complex="normal"/>
    </style:style>
    <style:style style:name="T57" style:family="text">
      <style:text-properties officeooo:rsid="002a0fb5"/>
    </style:style>
    <style:style style:name="T58" style:family="text">
      <style:text-properties officeooo:rsid="003b6afc"/>
    </style:style>
    <style:style style:name="T59" style:family="text">
      <style:text-properties officeooo:rsid="0040d310"/>
    </style:style>
    <style:style style:name="T60" style:family="text">
      <style:text-properties officeooo:rsid="0041dc8f" style:font-name-asian="Monospace" style:font-size-asian="10pt" style:font-style-asian="italic" style:font-weight-asian="normal" style:font-name-complex="Monospace" style:font-size-complex="10pt" style:font-weight-complex="normal"/>
    </style:style>
    <style:style style:name="T61" style:family="text">
      <style:text-properties officeooo:rsid="0042c8e1" style:font-name-asian="Monospace" style:font-size-asian="10pt" style:font-style-asian="italic" style:font-weight-asian="normal" style:font-name-complex="Monospace" style:font-size-complex="10pt" style:font-weight-complex="normal"/>
    </style:style>
    <style:style style:name="T62" style:family="text">
      <style:text-properties officeooo:rsid="0042c8e1"/>
    </style:style>
    <style:style style:name="T63" style:family="text">
      <style:text-properties fo:color="#3f7f5f" style:font-name="Monospace1" fo:font-size="10pt" style:font-size-asian="10pt"/>
    </style:style>
    <style:style style:name="T64" style:family="text">
      <style:text-properties fo:color="#3f7f5f" style:font-name="Monospace1" fo:font-size="10pt" style:text-underline-style="solid" style:text-underline-width="auto" style:text-underline-color="font-color" style:font-size-asian="10pt"/>
    </style:style>
    <style:style style:name="T65" style:family="text">
      <style:text-properties fo:color="#7f0055" style:font-name="Monospace1" fo:font-size="10pt" fo:font-weight="bold" style:font-size-asian="10pt" style:font-weight-asian="bold"/>
    </style:style>
    <style:style style:name="T66" style:family="text">
      <style:text-properties style:font-name="Microsoft YaHei" fo:font-size="9pt" fo:font-style="normal" fo:font-weight="bold"/>
    </style:style>
    <style:style style:name="T67" style:family="text">
      <style:text-properties style:font-name="Microsoft YaHei" fo:font-size="9pt" fo:font-style="normal" fo:font-weight="bold" officeooo:rsid="0047e28b"/>
    </style:style>
    <style:style style:name="T68" style:family="text">
      <style:text-properties style:font-name-asian="Microsoft YaHei" style:font-size-asian="9pt" style:font-style-asian="normal" style:font-weight-asian="bold"/>
    </style:style>
    <style:style style:name="T69" style:family="text">
      <style:text-properties officeooo:rsid="00495bc0"/>
    </style:style>
    <style:style style:name="T70" style:family="text">
      <style:text-properties officeooo:rsid="004e5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3">"result"</text:span><text:span text:style-name="T5">, </text:span><text:span text:style-name="T2">result</text:span><text:span text:style-name="T5">.get(</text:span><text:span text:style-name="T23">"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3">"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
      <text:p text:style-name="P1"><text:soft-page-break/>2.在获取新闻的列表的时候需要处理oracle的大数据，oracle.sql.Blob这种类型的数据，但是要单独处理，jbo没有办法进行处理，想尝试从<text:span text:style-name="T34">，但是发现貌似没有强转的方法，需要重新使用jdbc进行连接并处理。</text:span></text:p>
      <text:p text:style-name="P36"><text:span text:style-name="T4">通过Connection </text:span><text:span text:style-name="T1">con</text:span><text:span text:style-name="T4"> = com.amarsoft.are.sql.PooledConnectionFactory.</text:span><text:span text:style-name="T19">getConnection</text:span><text:span text:style-name="T4">(</text:span><text:span text:style-name="T22">"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7">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37"><text:span text:style-name="T13">要获得session页，需要包含头文件</text:span><text:span text:style-name="T39">&lt;%@</text:span><text:span text:style-name="T42"> </text:span><text:span text:style-name="T44">include</text:span><text:span text:style-name="T42"> </text:span><text:span text:style-name="T46">file</text:span><text:span text:style-name="T48">=</text:span><text:span text:style-name="T24">"/member/include/topsession.jsp"</text:span><text:span text:style-name="T39">%&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38">&lt;%@</text:span><text:span text:style-name="T41"> </text:span><text:span text:style-name="T43">page</text:span><text:span text:style-name="T41"> </text:span><text:span text:style-name="T45">language</text:span><text:span text:style-name="T47">=</text:span><text:span text:style-name="T33">"java"</text:span><text:span text:style-name="T41"> </text:span><text:span text:style-name="T45">contentType</text:span><text:span text:style-name="T47">=</text:span><text:span text:style-name="T33">"text/html;charset=GBK"</text:span><text:span text:style-name="T41"> </text:span><text:span text:style-name="T38">%&gt;</text:span></text:p>
      <text:p text:style-name="P4"><text:span text:style-name="T38">&lt;%@</text:span><text:span text:style-name="T41"> </text:span><text:span text:style-name="T43">include</text:span><text:span text:style-name="T41"> </text:span><text:span text:style-name="T45">file</text:span><text:span text:style-name="T47">=</text:span><text:span text:style-name="T33">"/Resources/jspf/top.jspf"</text:span><text:span text:style-name="T38">%&gt;//引入p</text:span><text:span text:style-name="T40">2p标签，及相应的一些页面上下文</text:span></text:p>
      <text:p text:style-name="P4"><text:span text:style-name="T38">&lt;%@</text:span><text:span text:style-name="T41"> </text:span><text:span text:style-name="T43">include</text:span><text:span text:style-name="T41"> </text:span><text:span text:style-name="T45">file</text:span><text:span text:style-name="T47">=</text:span><text:span text:style-name="T33">"/member/include/topsession.jsp"</text:span><text:span text:style-name="T38">%&gt;//</text:span><text:span text:style-name="T40">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38">&lt;%@</text:span><text:span text:style-name="T41"> </text:span><text:span text:style-name="T43">include</text:span><text:span text:style-name="T41"> </text:span><text:span text:style-name="T45">file</text:span><text:span text:style-name="T47">=</text:span><text:span text:style-name="T33">"/Resources/jspf/foot.jspf"</text:span><text:span text:style-name="T38">%&gt;</text:span></text:p>
      <text:p text:style-name="P38"/>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text:soft-page-break/>(14时54分15秒) 高明: </text:p>
      <text:p text:style-name="P11">select * from code_library where codeno='DistrictCode' and length(sortno)=8;</text:p>
      <text:p text:style-name="P11"/>
      <text:p text:style-name="P11"/>
      <text:p text:style-name="P11">我的借款状态位对应的详情表<text:span text:style-name="T52">：</text:span></text:p>
      <text:p text:style-name="P11">还款中<text:span text:style-name="T52">，已结清：MyRepayingInfo.jsp?applyNo=${}</text:span></text:p>
      <text:p text:style-name="P11">筹款中<text:span text:style-name="T52">：MyRaisingInfo.jsp?</text:span></text:p>
      <text:p text:style-name="P11">待审核<text:span text:style-name="T52">：MyPendingInfo.jsp?</text:span></text:p>
      <text:p text:style-name="P11">审核未通过<text:span text:style-name="T52">，流标：MyFailedInfo.jsp?</text:span></text:p>
      <text:p text:style-name="P11"/>
      <text:p text:style-name="P12">查看操作需要判断状态位，进行跳转。</text:p>
      <text:p text:style-name="P12"/>
      <text:p text:style-name="P13">2014.9.9</text:p>
      <text:p text:style-name="P13">mission，我的借款查看详情的页面</text:p>
      <text:p text:style-name="P39"><text:span text:style-name="T14">userid--》loan_</text:span><text:span text:style-name="T15">info--&gt;loanNo--&gt;contract_info--&gt;</text:span><text:span text:style-name="T24">CONTRACTID</text:span><text:span text:style-name="T55">--</text:span><text:span text:style-name="T56">》project_info</text:span></text:p>
      <text:p text:style-name="P13"><text:span text:style-name="T33">ti_contract_info</text:span><text:span text:style-name="T53">对应的</text:span><text:span text:style-name="T54">借据号和查出合同号，通过合同号查出项目表</text:span></text:p>
      <text:p text:style-name="P13"/>
      <text:p text:style-name="P13"/>
      <text:p text:style-name="P40"><text:span text:style-name="T16">1.select </text:span><text:span text:style-name="T24">ACCOUNTNO </text:span><text:span text:style-name="T16"><text:s/>from </text:span><text:span text:style-name="T24">ti_loan_info</text:span><text:span text:style-name="T16"> where </text:span><text:span text:style-name="T24">CUSTOMERID</text:span><text:span text:style-name="T16">=:</text:span></text:p>
      <text:p text:style-name="P14"/>
      <text:p text:style-name="P40"><text:span text:style-name="T16">2.select </text:span><text:span text:style-name="T24">CONTRACTID</text:span><text:span text:style-name="T16"> from </text:span><text:span text:style-name="T24">ti_contract_info</text:span><text:span text:style-name="T16"> where </text:span><text:span text:style-name="T24">LOANNO</text:span><text:span text:style-name="T16">=:1.</text:span></text:p>
      <text:p text:style-name="P14"/>
      <text:p text:style-name="P40"><text:span text:style-name="T16">select * from </text:span><text:span text:style-name="T24">ti_project_info</text:span><text:span text:style-name="T16"> where </text:span><text:span text:style-name="T24">CONTRACTID</text:span><text:span text:style-name="T16">=: 2.</text:span></text:p>
      <text:p text:style-name="P41"/>
      <text:p text:style-name="P41">还款计划表</text:p>
      <text:p text:style-name="P42"><text:span text:style-name="T24">ti_payment_schedule</text:span><text:span text:style-name="T8">查询还款期次</text:span></text:p>
      <text:p text:style-name="P43"><text:span text:style-name="T8">s</text:span><text:span text:style-name="T7">elect </text:span></text:p>
      <text:p text:style-name="P43"/>
      <text:p text:style-name="P16">2014.9.10</text:p>
      <text:p text:style-name="P44"><text:span text:style-name="T7">mission:我的借款中：</text:span><text:span text:style-name="T9">筹款中</text:span><text:span text:style-name="T7">、</text:span><text:span text:style-name="T17">待审核</text:span><text:span text:style-name="T12">、</text:span><text:span text:style-name="T9">审核未通过</text:span><text:span text:style-name="T10">，流标这几个状态的页面的编写</text:span></text:p>
      <text:p text:style-name="P18">完成查看付款详情页面的编写</text:p>
      <text:p text:style-name="P45"/>
      <text:p text:style-name="P45"><text:span text:style-name="T10">2</text:span><text:span text:style-name="T7">014.9.11</text:span></text:p>
      <text:p text:style-name="P19">mission：我的借款下状态为筹款的页面的编写</text:p>
      <text:p text:style-name="P45"/>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45"/>
      <text:p text:style-name="P20">ti_loan_info</text:p>
      <text:p text:style-name="P51">MAINREPAYMENTMETHOD 主还款方式</text:p>
      <text:p text:style-name="P51">REPAYMENTMETHOD<text:tab/>还款方式</text:p>
      <text:p text:style-name="P46"/>
      <text:p text:style-name="P53">loan_apply </text:p>
      <text:p text:style-name="P53">businesssum <text:s/>贷款金额</text:p>
      <text:p text:style-name="P48"/>
      <text:p text:style-name="P53">ti_project_info_listview</text:p>
      <text:p text:style-name="P53">GRANANTEE <text:s text:c="2"/>担保</text:p>
      <text:p text:style-name="P46"/>
      <text:p text:style-name="P51">ti_loan_info</text:p>
      <text:p text:style-name="P47"><text:span text:style-name="T25">LOANRATE<text:tab/></text:span><text:span text:style-name="T24">贷款利率</text:span></text:p>
      <text:p text:style-name="P51">ti_business_apply</text:p>
      <text:p text:style-name="P52">LOANRATE<text:tab/>贷款利率</text:p>
      <text:p text:style-name="P52">ti_project_info_listview</text:p>
      <text:p text:style-name="P52">LOANRATE<text:tab/>贷款利率</text:p>
      <text:p text:style-name="P17"/>
      <text:p text:style-name="P56">ti_loan_info</text:p>
      <text:p text:style-name="P49"><text:span text:style-name="T31">LOANTERM<text:tab/></text:span><text:span text:style-name="T24">贷款期限</text:span></text:p>
      <text:p text:style-name="P58"><text:soft-page-break/>ti_loan_info</text:p>
      <text:p text:style-name="P56">REPAYMENTMETHOD<text:tab/>还款方式</text:p>
      <text:p text:style-name="P56">loan_apply</text:p>
      <text:p text:style-name="P49"><text:span text:style-name="T31">fundsourcedesc<text:tab/><text:tab/></text:span><text:span text:style-name="T24">贷款用途说明</text:span></text:p>
      <text:p text:style-name="P17"/>
      <text:p text:style-name="P69"/>
      <text:p text:style-name="P69"/>
      <text:p text:style-name="P72">确认字段出处：</text:p>
      <text:p text:style-name="P72"/>
      <text:p text:style-name="P57">还款方式<text:tab/>ti_project_info<text:tab/>PAYMENTMETHOD</text:p>
      <text:p text:style-name="P70"><text:span text:style-name="T31">担保方式<text:tab/></text:span><text:span text:style-name="T24">ti_project_info<text:tab/></text:span><text:span text:style-name="T26">GRANANTEE</text:span></text:p>
      <text:p text:style-name="P70"><text:span text:style-name="T26">投资金额<text:tab/><text:tab/><text:tab/></text:span><text:span text:style-name="T24">LOANAMOUNT</text:span></text:p>
      <text:p text:style-name="P70"><text:span text:style-name="T26">预期年利率<text:tab/><text:tab/><text:tab/></text:span><text:span text:style-name="T24">LOANRATE</text:span></text:p>
      <text:p text:style-name="P73">期限<text:tab/><text:tab/><text:tab/><text:tab/>LOANTERM</text:p>
      <text:p text:style-name="P54"/>
      <text:p text:style-name="P70">贷款用户说明<text:tab/>loan_<text:span text:style-name="T57">apply<text:tab/></text:span><text:span text:style-name="T24">fundsourcedesc</text:span></text:p>
      <text:p text:style-name="P70"><text:span text:style-name="T24">贷款地区<text:tab/>loan_</text:span><text:span text:style-name="T27">apply<text:tab/>省provc城市city</text:span><text:span text:style-name="T24"><text:tab/><text:tab/><text:tab/></text:span></text:p>
      <text:p text:style-name="P70"/>
      <text:p text:style-name="P71"><text:span text:style-name="T26">通过loan_</text:span><text:span text:style-name="T24">apply的applyno和ti_project_info中的contractid对应关系表ti_contract_info中的对应值进行关联</text:span></text:p>
      <text:p text:style-name="P74">select * from ti_project_info pi ,loan_apply <text:s/>la where pi. </text:p>
      <text:p text:style-name="P55">通过ti_contract_s_record查询借款人编号和贷款人编号</text:p>
      <text:p text:style-name="P50"/>
      <text:p text:style-name="P50"><text:span text:style-name="T24">sel</text:span><text:span text:style-name="T28">ect </text:span><text:span text:style-name="T29">userid,inputtime,investsum,</text:span><text:span text:style-name="T28"> from ti_user_contract where contractId=? And relativetype=? And </text:span></text:p>
      <text:p text:style-name="P50"/>
      <text:p text:style-name="P59">2014.9.12</text:p>
      <text:p text:style-name="P59">mission:将筹款的测试数据插入，并进行测试;编写审核中的页面</text:p>
      <text:p text:style-name="P59"/>
      <text:p text:style-name="P60">省的code_library的codeno是areaCode，城市的codeno是 <text:span text:style-name="T18"><text:s/>DistrictCode</text:span></text:p>
      <text:p text:style-name="P60"/>
      <text:p text:style-name="P21">注意：用户基本信息可以从session中获得，详细信息查相应的表。</text:p>
      <text:p text:style-name="P61"><text:span text:style-name="T9">往session里存值使用类：</text:span><text:span text:style-name="T20">com.amarsoft.p2pclient.user.LogonTrade</text:span></text:p>
      <text:p text:style-name="P35"/>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58">暂行方法：</text:span>先在页面中把取值进行硬编码<text:span text:style-name="T58">，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7">贷款编号<text:tab/>loan_</text:span><text:span text:style-name="T51">apply<text:tab/>applyno</text:span></text:p>
      <text:p text:style-name="P75"><text:span text:style-name="T48">贷款标题<text:tab/></text:span><text:span text:style-name="T49">loan_apply<text:tab/></text:span><text:span text:style-name="T24">projectname</text:span></text:p>
      <text:p text:style-name="P75"><text:span text:style-name="T48">申请日期<text:tab/></text:span><text:span text:style-name="T49">loan_apply<text:tab/></text:span><text:span text:style-name="T24">applytime</text:span></text:p>
      <text:p text:style-name="P75"><text:span text:style-name="T48">结束日期<text:tab/></text:span><text:span text:style-name="T49">loan_apply<text:tab/>applytime+</text:span><text:span text:style-name="T24">repaytime</text:span><text:span text:style-name="T30">s(月)</text:span></text:p>
      <text:p text:style-name="P75"><text:span text:style-name="T48">借款本金（元）</text:span><text:span text:style-name="T50">loan_apply<text:tab/></text:span><text:span text:style-name="T24">businesssum</text:span></text:p>
      <text:p text:style-name="P75"><text:span text:style-name="T48">还款总额（元）</text:span><text:span text:style-name="T50">ti_payment_schedule <text:tab/>fk(loanno)获取还款总额</text:span></text:p>
      <text:p text:style-name="P76">状态<text:tab/><text:tab/></text:p>
      <text:p text:style-name="P25">2014.9.16</text:p>
      <text:p text:style-name="P25">mission:我的贷款页面的细节处理，个人信息页的细节处理</text:p>
      <text:p text:style-name="P25"/>
      <text:p text:style-name="P25">学习<text:span text:style-name="T59">：在进行使用运算函数，并且要进行分页的时候，传参是表字段时需要在取值中取出该字段，否则有可能造成无法无法找到参数字段的错误</text:span></text:p>
      <text:p text:style-name="P25"/>
      <text:p text:style-name="P25"><text:soft-page-break/>如<text:span text:style-name="T59">：select add_mouths(to_date(applytime,''yyyy/mm/dd),paymenttimes) from loan_apply o;</text:span></text:p>
      <text:p text:style-name="P26">使用增加函数的问题。</text:p>
      <text:p text:style-name="P26">如果进行了分页，则需要更改为</text:p>
      <text:p text:style-name="P26">select o.applytime,add_mouths(to_date(applytime,''yyyy/mm/dd),paymenttimes) from loan_apply o;</text:p>
      <text:p text:style-name="P26"/>
      <text:p text:style-name="P26"/>
      <text:p text:style-name="P27">2014.9.16</text:p>
      <text:p text:style-name="P27">mission：</text:p>
      <text:p text:style-name="P27">个人您信息认证表添加7个新字段</text:p>
      <text:p text:style-name="P34"><text:span text:style-name="T60">家庭存款：<text:tab/>HouseholdDeposits<text:tab/>number</text:span><text:span text:style-name="T61">(18,2)</text:span></text:p>
      <text:p text:style-name="P28">剩余贷款总额：<text:tab/>TotalLoansRemaining<text:tab/>number<text:span text:style-name="T62">(18,2)</text:span></text:p>
      <text:p text:style-name="P28">贷款总金额：<text:tab/>TotalLoans<text:tab/><text:tab/>number<text:span text:style-name="T62">(18,2)</text:span></text:p>
      <text:p text:style-name="P28">月还款额：<text:tab/>MonthlyPayment<text:tab/>number<text:span text:style-name="T62">(18,2)</text:span></text:p>
      <text:p text:style-name="P27">贷款期限：<text:tab/>loantimes<text:tab/><text:tab/><text:span text:style-name="T62">INTEGER</text:span></text:p>
      <text:p text:style-name="P27">贷款机构：<text:tab/>LendingInstitution<text:tab/><text:span text:style-name="T62">VARCHAR2（200）</text:span></text:p>
      <text:p text:style-name="P27">贷款逾期情况：<text:tab/><text:tab/>LoansOverdue<text:tab/><text:span text:style-name="T62">VARCHAR2（400）</text:span></text:p>
      <text:p text:style-name="P27"/>
      <text:p text:style-name="P30">给个人信息页面绑样式</text:p>
      <text:p text:style-name="P30"/>
      <text:p text:style-name="P65"/>
      <text:p text:style-name="P30">企业认证信息命名</text:p>
      <text:p text:style-name="P65">企业名称<text:tab/><text:tab/>enterprise<text:span text:style-name="T69">Name</text:span></text:p>
      <text:p text:style-name="P65">企业地址<text:tab/><text:tab/><text:span text:style-name="T69">enterpriseAdd</text:span></text:p>
      <text:p text:style-name="P65">营业执照号<text:tab/><text:tab/><text:span text:style-name="T69">enterpriseLicence</text:span></text:p>
      <text:p text:style-name="P65">组织机构代码</text:p>
      <text:p text:style-name="P65">注册资本</text:p>
      <text:p text:style-name="P65">实到资本</text:p>
      <text:p text:style-name="P65">法人姓名</text:p>
      <text:p text:style-name="P65">主要股东及其出资方式</text:p>
      <text:p text:style-name="P65"/>
      <text:p text:style-name="P65">家庭房产</text:p>
      <text:p text:style-name="P65">房产总价值</text:p>
      <text:p text:style-name="P65">家庭购买汽车</text:p>
      <text:p text:style-name="P65">汽车总价值</text:p>
      <text:p text:style-name="P65">家庭存款</text:p>
      <text:p text:style-name="P65">剩余贷款总额</text:p>
      <text:p text:style-name="P65">贷款总金额</text:p>
      <text:p text:style-name="P65">月还款额</text:p>
      <text:p text:style-name="P65">贷款期限</text:p>
      <text:p text:style-name="P65">获贷机构</text:p>
      <text:p text:style-name="P65">贷款逾期情况</text:p>
      <text:p text:style-name="P65"/>
      <text:p text:style-name="P67"><text:span text:style-name="T35">主要设备及其数量：</text:span>房产总价值，目前市值</text:p>
      <text:p text:style-name="P66">土地及其面积：房产总价值，目前市值</text:p>
      <text:p text:style-name="P65"/>
      <text:p text:style-name="P65"/>
      <text:p text:style-name="P68"><text:span text:style-name="T36">实际产能：</text:span><text:span text:style-name="T66">2013</text:span><text:span text:style-name="T68">年，</text:span><text:span text:style-name="T66">201</text:span><text:span text:style-name="T67">4</text:span><text:span text:style-name="T68">年（最近两年）</text:span></text:p>
      <text:p text:style-name="P66">电费（水费、煤气费）：<text:span text:style-name="T66">2013</text:span>年，<text:span text:style-name="T66">201</text:span><text:span text:style-name="T67">4</text:span>年（最近两年）</text:p>
      <text:p text:style-name="P66">开工率：<text:span text:style-name="T66">2013</text:span>年，<text:span text:style-name="T66">201</text:span><text:span text:style-name="T67">4</text:span>年（最近两年）</text:p>
      <text:p text:style-name="P66">采购量：<text:span text:style-name="T66">2013</text:span>年，<text:span text:style-name="T66">201</text:span><text:span text:style-name="T67">4</text:span>年（最近两年）</text:p>
      <text:p text:style-name="P66">出库量：<text:span text:style-name="T66">2013</text:span>年，<text:span text:style-name="T66">201</text:span><text:span text:style-name="T67">4</text:span>年（最近两年）</text:p>
      <text:p text:style-name="P65"/>
      <text:p text:style-name="P65">银行存款</text:p>
      <text:p text:style-name="P65">应收账款（前<text:span text:style-name="T66">5</text:span>家名称、金额、账龄）</text:p>
      <text:p text:style-name="P65">应收票据</text:p>
      <text:p text:style-name="P65">总资产</text:p>
      <text:p text:style-name="P65">净资产</text:p>
      <text:p text:style-name="P65">银行借款及担保方式</text:p>
      <text:p text:style-name="P65">对外担保</text:p>
      <text:p text:style-name="P65">应付账款（前<text:span text:style-name="T66">5</text:span>家名称、金额、账龄）</text:p>
      <text:p text:style-name="P65">主要采购原料及前<text:span text:style-name="T66">5</text:span>名客户名称与金额</text:p>
      <text:p text:style-name="P65">应付票据</text:p>
      <text:p text:style-name="P65">民间借贷</text:p>
      <text:p text:style-name="P65">总负债</text:p>
      <text:p text:style-name="P65">营业收入</text:p>
      <text:p text:style-name="P65">营业成本</text:p>
      <text:p text:style-name="P65"><text:soft-page-break/>毛利润</text:p>
      <text:p text:style-name="P65">净利润</text:p>
      <text:p text:style-name="P65">管理费用</text:p>
      <text:p text:style-name="P65">财务费用</text:p>
      <text:p text:style-name="P65">员工人员及工资支出</text:p>
      <text:p text:style-name="P65">场地租赁费用支出</text:p>
      <text:p text:style-name="P65">采购发票开票量</text:p>
      <text:p text:style-name="P65">销售发票开票量</text:p>
      <text:p text:style-name="P65">银行流水收入</text:p>
      <text:p text:style-name="P65">流转税</text:p>
      <text:p text:style-name="P65">个人所得税</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9">学习：</text:p>
      <text:p text:style-name="P29">1.校验框架的使用方法</text:p>
      <text:p text:style-name="P29"/>
      <text:p text:style-name="P64"><text:tab/>$("input[name='CreditCards']").formValidator({</text:p>
      <text:p text:style-name="P77"><text:tab/><text:tab/>onShow:"",</text:p>
      <text:p text:style-name="P75"><text:span text:style-name="T63"><text:tab/><text:tab/>onFocus:"</text:span><text:span text:style-name="T64">jhygughjhg</text:span><text:span text:style-name="T63">",</text:span></text:p>
      <text:p text:style-name="P77"><text:tab/><text:tab/>onCorrect:"",</text:p>
      <text:p text:style-name="P75"><text:span text:style-name="T63"><text:tab/>}).regexValidator({regExp:"</text:span><text:span text:style-name="T64">intege</text:span><text:span text:style-name="T63">",dataType:"</text:span><text:span text:style-name="T64">enum</text:span><text:span text:style-name="T63">",onError:"卡数量需为整数"});</text:span></text:p>
      <text:p text:style-name="P76"><text:tab/></text:p>
      <text:p text:style-name="P29"><text:tab/>错误提示框的提示id默认为选择器所选择的元素的id+Tip，也可使用errorid的方法设置其id值</text:p>
      <text:p text:style-name="P29"/>
      <text:p text:style-name="P29">2.try catch的处理</text:p>
      <text:p text:style-name="P62"><text:span text:style-name="T11"><text:tab/>在后台trade项目中如果有try catch语句的话，错误代码是需要向上抛出的，可以使用</text:span><text:span text:style-name="T3">e</text:span><text:span text:style-name="T20">.printStackTrace();在后台提示错误信息，但是一定要定义一个错误信息向前台抛出信息，如：<text:tab/></text:span></text:p>
      <text:p text:style-name="P62"><text:span text:style-name="T65">throw</text:span><text:span text:style-name="T20"> </text:span><text:span text:style-name="T65">new</text:span><text:span text:style-name="T20"> HandlerException(</text:span><text:span text:style-name="T32">"saveuseronline.error"</text:span><text:span text:style-name="T20">);</text:span></text:p>
      <text:p text:style-name="P63"><text:span text:style-name="T20">每个项目中的</text:span><text:span text:style-name="T21">WebContent/WEB-INF/etc/error_code.xml目录有相应的错误配置信息</text:span></text:p>
      <text:p text:style-name="P29"/>
      <text:p text:style-name="P29"/>
      <text:p text:style-name="P31">---个人借款状态 </text:p>
      <text:p text:style-name="P31"><text:s/>getUserAppStatus(applicationid) </text:p>
      <text:p text:style-name="P31"><text:s/>--机构投标状态 </text:p>
      <text:p text:style-name="P31">getOrgAppStatus(pAppId varchar2,pUserId varchar2) </text:p>
      <text:p text:style-name="P31"/>
      <text:p text:style-name="P32">使用loanchina用户登录 地址为192.168.1.250/orcl，其中函数getUserAppStatus(applicationid)通过applicationid获得状态的名称。</text:p>
      <text:p text:style-name="P32"/>
      <text:p text:style-name="P33">2014.9.18</text:p>
      <text:p text:style-name="P33">mission:给p2p贷款申请列表的各个状态的详情页绑定样式。</text:p>
      <text:p text:style-name="P33">解决个人资产认证页面的上传的问题（昨天晚上的上传类有问题，有一个jar包没有添加，common-io.jar）</text:p>
      <text:p text:style-name="P80">仍然有问题。。获取不到文件的路径</text:p>
      <text:p text:style-name="P80"/>
      <text:p text:style-name="P80">疑问：借款申请里的根据状态位显示不同记录的下拉列表里的状态位合同表里的状态，如何根据合同表的状态选择显示借款申请表的记录？</text:p>
      <text:p text:style-name="P33"/>
      <text:p text:style-name="P79">学习：</text:p>
      <text:p text:style-name="P79">表结构生成计划：</text:p>
      <text:p text:style-name="P79">提交申请表（intsert <text:span text:style-name="T70">loan_apply)---审核通过---&gt;</text:span></text:p>
      <text:p text:style-name="P79"><text:span text:style-name="T70">生成合同（insert CONTRACT_INFO,insert user_contract),更新状态（update loan_apply),生成主项目（insert PROJECT_INFO)---拆标---&gt;</text:span></text:p>
      <text:p text:style-name="P79"><text:soft-page-break/><text:span text:style-name="T70">生成项目(insert PROJECT_INFO),核算生成模拟还款计划（insert acct_payment_schedule），信贷生成模拟收益计划(insert income_schedule)---投标成功，放款---&gt;</text:span></text:p>
      <text:p text:style-name="P79"><text:span text:style-name="T70">生成借据（insert acct_loan),生成子合同（insert user_contract),核算生成还款计划（insert acct_payment_schedule),信贷生成收益计划(insert income_schedule)</text:span></text:p>
      <text:p text:style-name="P79"/>
      <text:p text:style-name="P81">发起还款--&gt;核算生成还款记录（insert acct_back_bill(核算）），核算生成还款对应各期明细（insert acct_back_detail)--&gt;信贷生成收益明细（insert income_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Calibri" svg:font-family="Calibri" style:font-family-generic="roman"/>
    <style:font-face style:name="Droid Sans" svg:font-family="'Droid Sans'" style:font-family-generic="roman"/>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9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18T17:41:03.395874992</dc:date>
    <meta:editing-duration>P1DT17H9M24S</meta:editing-duration>
    <meta:editing-cycles>64</meta:editing-cycles>
    <meta:generator>LibreOffice/4.2.6.3$Linux_X86_64 LibreOffice_project/420m0$Build-3</meta:generator>
    <meta:document-statistic meta:table-count="1" meta:image-count="0" meta:object-count="0" meta:page-count="7" meta:paragraph-count="253" meta:word-count="3589" meta:character-count="7797" meta:non-whitespace-character-count="7569"/>
  </office:meta>
</office:document-meta>
</file>